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1b77d9" officeooo:paragraph-rsid="001b77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is this website built?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6T22:14:41.274373171</dc:date>
    <meta:editing-duration>PT58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25.2.0.3$Linux_X86_64 LibreOffice_project/e1cf4a87eb02d755bce1a01209907ea5ddc8f069</meta:generator>
  </office:meta>
</office:document-meta>
</file>